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8.147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12.123cm"/>
    </style:style>
    <style:style style:name="co7" style:family="table-column">
      <style:table-column-properties fo:break-before="auto" style:column-width="4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81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5.853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5.967cm"/>
    </style:style>
    <style:style style:name="co14" style:family="table-column">
      <style:table-column-properties fo:break-before="auto" style:column-width="7.447cm"/>
    </style:style>
    <style:style style:name="co15" style:family="table-column">
      <style:table-column-properties fo:break-before="auto" style:column-width="13.524cm"/>
    </style:style>
    <style:style style:name="co16" style:family="table-column">
      <style:table-column-properties fo:break-before="auto" style:column-width="1.316cm"/>
    </style:style>
    <style:style style:name="co17" style:family="table-column">
      <style:table-column-properties fo:break-before="auto" style:column-width="5.823cm"/>
    </style:style>
    <style:style style:name="co18" style:family="table-column">
      <style:table-column-properties fo:break-before="auto" style:column-width="7.112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863cm" fo:break-before="auto" style:use-optimal-row-height="true"/>
    </style:style>
    <style:style style:name="ta1" style:family="table" style:master-page-name="PageStyle_5f_Sumário">
      <style:table-properties table:display="true" style:writing-mode="lr-tb"/>
    </style:style>
    <style:style style:name="ta2" style:family="table" style:master-page-name="PageStyle_5f_Cenários">
      <style:table-properties table:display="true" style:writing-mode="lr-tb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5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language="none" fo:country="none" style:language-asian="none" style:country-asian="none" style:language-complex="none" style:country-complex="none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K2"/>
      <style:map style:condition="cell-content()=&quot;OK&quot;" style:apply-style-name="ConditionalStyle_5f_5" style:base-cell-address="Cenários.K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K2"/>
      <style:map style:condition="cell-content()=&quot;OK&quot;" style:apply-style-name="ConditionalStyle_5f_5" style:base-cell-address="Cenários.K2"/>
    </style:style>
    <style:style style:name="ce6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8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8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color="#ffffff" style:font-name-asian="Segoe UI" style:font-name-complex="Segoe UI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-asian="Segoe UI" style:font-name-complex="Segoe UI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Microsoft YaHei" style:font-name-complex="Calibri1"/>
    </style:style>
    <style:style style:name="T8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-asian="Segoe UI" style:font-name-complex="Segoe UI"/>
    </style:style>
    <style:style style:name="T9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Microsoft YaHei" style:font-name-complex="Calibri1"/>
    </style:style>
    <style:style style:name="T10" style:family="text">
      <style:text-properties fo:language="pt" fo:country="BR"/>
    </style:style>
    <style:style style:name="T11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3" table:number-columns-repeated="1016" table:default-cell-style-name="ce24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2">
        <office:forms form:automatic-focus="false" form:apply-design-mode="false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4" table:default-cell-style-name="ce23"/>
        <table:table-column table:style-name="co14" table:visibility="collapse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0" table:default-cell-style-name="ce23"/>
        <table:table-column table:style-name="co3" table:number-columns-repeated="1017" table:default-cell-style-name="ce23"/>
        <table:table-row table:style-name="ro5">
          <table:table-cell table:style-name="ce45" office:value-type="string" calcext:value-type="string">
            <text:p>ID</text:p>
          </table:table-cell>
          <table:table-cell table:style-name="ce50" office:value-type="string" calcext:value-type="string">
            <text:p>Funcionalidade/</text:p>
            <text:p>Componente</text:p>
          </table:table-cell>
          <table:table-cell table:style-name="ce51" office:value-type="string" calcext:value-type="string">
            <text:p>Título</text:p>
          </table:table-cell>
          <table:table-cell table:style-name="ce51" office:value-type="string" calcext:value-type="string">
            <text:p>Cenário</text:p>
          </table:table-cell>
          <table:table-cell table:style-name="ce51" office:value-type="string" calcext:value-type="string">
            <text:p>Requisição</text:p>
          </table:table-cell>
          <table:table-cell table:style-name="ce51" office:value-type="string" calcext:value-type="string">
            <text:p>Endpoint</text:p>
          </table:table-cell>
          <table:table-cell table:style-name="ce51" office:value-type="string" calcext:value-type="string">
            <text:p>Body</text:p>
          </table:table-cell>
          <table:table-cell table:style-name="ce51" office:value-type="string" calcext:value-type="string">
            <text:p>Pré-condições</text:p>
          </table:table-cell>
          <table:table-cell table:style-name="ce50" office:value-type="string" calcext:value-type="string">
            <office:annotation draw:style-name="gr2" draw:text-style-name="P3" svg:width="8.294cm" svg:height="4.857cm" svg:x="33.286cm" svg:y="0cm" draw:caption-point-x="-2.779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10">Passo a passo</text:span> para execução</text:p>
          </table:table-cell>
          <table:table-cell table:style-name="ce50" office:value-type="string" calcext:value-type="string">
            <text:p>Resultado esperado</text:p>
          </table:table-cell>
          <table:table-cell table:style-name="ce50" office:value-type="string" calcext:value-type="string">
            <text:p>Status</text:p>
          </table:table-cell>
          <table:table-cell table:style-name="ce62" office:value-type="string" calcext:value-type="string">
            <text:p>Observação</text:p>
          </table:table-cell>
          <table:table-cell table:number-columns-repeated="1017"/>
        </table:table-row>
        <table:table-row table:style-name="ro4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todos os produtos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os produtos da loja.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1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<text:s/>/product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o produto de ID 1 da loja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b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sem mensagem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6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#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no body todos os produtos</text:p>
          </table:table-cell>
          <table:table-cell table:number-columns-repeated="1017"/>
        </table:table-row>
        <table:table-row table:style-name="ro6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1b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1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sem mensagem</text:p>
          </table:table-cell>
          <table:table-cell table:number-columns-repeated="1017"/>
        </table:table-row>
        <table:table-row table:style-name="ro6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0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0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Cannot GET /product/0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sem mensagem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6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-1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-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Cannot GET /product/-1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sem mensagem</text:p>
          </table:table-cell>
          <table:table-cell table:number-columns-repeated="1017"/>
        </table:table-row>
        <table:table-row table:style-name="ro6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9999999999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9999999999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Cannot GET /product/9999999999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sem mensagem</text:p>
          </table:table-cell>
          <table:table-cell table:number-columns-repeated="1017"/>
        </table:table-row>
        <table:table-row table:style-name="ro6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20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20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informações sobre o produto 20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21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2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Product 21 doesn’t exist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sem mensagem</text:p>
          </table:table-cell>
          <table:table-cell table:number-columns-repeated="1017"/>
        </table:table-row>
        <table:table-row table:style-name="ro6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todas as categorias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as categorias: electronics, sports, jewelery, men's clothing e women's clothing.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Não mostrou a categoria sports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6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categorias 1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ies/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categorias b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/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ies/b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categorias #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ies/#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Mostrou as categorias existentes (exceto sports)</text:p>
          </table:table-cell>
          <table:table-cell table:number-columns-repeated="1017"/>
        </table:table-row>
        <table:table-row table:style-name="ro6"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electronics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electronic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eletronic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Jewelery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jewelery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joalheri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Men’s clothing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men%27s%20clothing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roupa masculin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Women’s clothing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women%27s%20clothing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roupa feminin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19" calcext:value-type="float">
            <text:p>1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Sports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sport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esportes</text:p>
          </table:table-cell>
          <table:table-cell table:style-name="ce59" table:content-validation-name="val1"/>
          <table:table-cell table:style-name="ce22" office:value-type="string" calcext:value-type="string">
            <text:p>Erro quanto as variáveis, ao colocar qualquer tipo de variàvel para verificação ela conta como se existisse e valesse como []</text:p>
          </table:table-cell>
          <table:table-cell table:number-columns-repeated="1017"/>
        </table:table-row>
        <table:table-row table:style-name="ro6"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Games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game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y/games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sem mensagem</text:p>
          </table:table-cell>
          <table:table-cell table:number-columns-repeated="1017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"product fake", "price": 11.2, "description": "lorem ipsum set", "image": "productFake.jpg", "category": "electronic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1 e aparecer no body o produto com as informações criadas e um ID.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ia inexistente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"product fake", "price": 11.2, "description": "lorem ipsum set", "image": "productFake.jpg", "category": "games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Category doesnt exist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codigo 200 e body errado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9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ia vazia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"product fake", "price": 11.2, "description": "lorem ipsum set", "image": "productFake.jpg", "category": "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Category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codigo 200 e body errado</text:p>
          </table:table-cell>
          <table:table-cell table:number-columns-repeated="1017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price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4">{ "title": "spider t-shirt", "price": ""</text:span><text:span text:style-name="T2">, "description": "lorem ipsum set", "image": "spidertshirt.jpg", "category": "Men’s clothing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Pric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criando o produto com o price vazio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price negativ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4">{ "title": "spider t-shirt"</text:span><text:span text:style-name="T2">, "price": -11.2, "description": "lorem ipsum set", "image": "spidertshirt.jpg", "category": "Men’s clothing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body errad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título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4">{ "title": ""</text:span><text:span text:style-name="T2">, "price": 11.2, "description": "lorem ipsum set", "image": "spidertshirt.jpg", "category": "Men’s clothing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Titl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0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roducts</text:p>
          </table:table-cell>
          <table:table-cell table:style-name="ce56" office:value-type="string" calcext:value-type="string">
            <text:p>Criar novo produto com título acima </text:p>
            <text:p>Do limite de caracteres (90).</text:p>
          </table:table-cell>
          <table:table-cell table:style-name="ce56" office:value-type="string" calcext:value-type="string">
            <text:p>Negativo</text:p>
          </table:table-cell>
          <table:table-cell table:style-name="ce56" office:value-type="string" calcext:value-type="string">
            <text:p>POST</text:p>
          </table:table-cell>
          <table:table-cell table:style-name="ce56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"Apple MacBook Pro 13-inch M1 Chip with 8-Core CPU and 8-Core GPU, 16GB RAM, 512GB SSD - Space Gray", "price": 11.2, "description": "lorem ipsum set", "image": "macbook.jpg", "category": "electronic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Maximum number of characters reached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9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roducts</text:p>
          </table:table-cell>
          <table:table-cell table:style-name="ce52" office:value-type="string" calcext:value-type="string">
            <text:p>Criar novo produto com título </text:p>
            <text:p>Abaixo do limite de caracteres (5)</text:p>
          </table:table-cell>
          <table:table-cell table:style-name="ce52" office:value-type="string" calcext:value-type="string">
            <text:p>Negativo</text:p>
          </table:table-cell>
          <table:table-cell table:style-name="ce52" office:value-type="string" calcext:value-type="string">
            <text:p>POST</text:p>
          </table:table-cell>
          <table:table-cell table:style-name="ce5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"mac", "price": 11.2, "description": "lorem ipsum set", "image": "macbook.jpg", "category": "electronic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Minimum number of characters not reached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título contend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25, "price": 11.2, "description": "lorem ipsum set", "image": "productgamerfake.jpg", "category": "electronic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Invalid titl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título contendo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10.5, "price": 11.2, "description": "lorem ipsum set", "image": "productgamerfake.jpg", "category": "electronic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Invalid titl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arquivo com extensão incompatíve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5">{ "title": "product gamer fake", "price": 11.2, "description": "lorem ipsum set", "image": "productgamerfake.mp4", "category": "electronic"</text:span><text:span text:style-name="T6">"</text:span><text:span text:style-name="T7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arquivo sem extensã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5">{ "title": "product gamer fake", "price": 11.2, "description": "lorem ipsum set", "image": "productgamerfake", "category": "electronic"</text:span><text:span text:style-name="T6">"</text:span><text:span text:style-name="T7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9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vazia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"product gamer fake", "price": 11.2, "description": "lorem ipsum set", "image": "", "category": "electronic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Imag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9"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númer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5">{ "title": "product gamer fake", "price": 11.2, "description": "lorem ipsum set", "image": 1, "category": "electronic"</text:span><text:span text:style-name="T6">"</text:span><text:span text:style-name="T7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9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"product gamer fake", "price": 11.2, "description": "lorem ipsum set", "image": 2.5, "category": "electronic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9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y contendo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"product gamer fake", "price": 11.2, "description": "lorem ipsum set", "image": "productgamerfake.jpg", "category": 2.5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9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y contendo númer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2">{ "title": "product gamer fake", "price": 11.2, "description": "lorem ipsum set", "image": "productgamerfake.jpg", "category": 1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2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o novo price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53"/>
          <table:table-cell table:style-name="ce22"/>
          <table:table-cell table:style-name="ce22" office:value-type="string" calcext:value-type="string">
            <text:p><text:span text:style-name="T11">Deve resultar em código 400</text:span> e aparecer no body do resultado “Pric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negativ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-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0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0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11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qualquer para um valor em String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"35"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text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"texto"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um valor muito alt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9999999999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Price is too high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"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Titl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3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acima do limite de caracteres (90)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Apple MacBook Pro 13-inch M1 Chip with 8-Core CPU and 8-Core GPU, 16GB RAM, 512GB SSD - Space Gray", "price": 109.95, "description": "Your perfect pack for everyday use and walks in the forest. Stash your laptop (up to 15 inches) in the padded sleeve, your everyday", "image": "https://fakestoreapi.com/img/81fPKd-2AYL._AC_SL1500_.jpg</text:span><text:span text:style-name="T2">", "category": "Men’s clothing"</text:span><text:span text:style-name="T3">"</text:span><text:span text:style-name="T2">}</text:span></text:p>
          </table:table-cell>
          <table:table-cell table:style-name="ce53"/>
          <table:table-cell table:style-name="ce22"/>
          <table:table-cell table:style-name="ce22" office:value-type="string" calcext:value-type="string">
            <text:p><text:span text:style-name="T11">Deve resultar em código 400 e aparecer no body do resultado “Maximum number of characters reached.</text:span>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12">
          <table:table-cell table:style-name="ce22" office:value-type="float" office:value="47" calcext:value-type="float">
            <text:p>4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abaixo do limite de caracteres (5)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mac"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Minimum number of characters not reached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2"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númer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1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titl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2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2.5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titl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arquivo sem extensã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2">{ "title": "Fjallraven - Foldsack No. 1 Backpack, Fits 15 Laptopst", "price": 109.95, "description": "Your perfect pack for everyday use and walks in the forest. Stash your laptop (up to 15 inches) in the padded sleeve, your everyday", "image": "https://fakestoreapi.com/img/81fPKd-2AYL._AC_SL1500_", "category": "Men’s clothing"</text:span><text:span text:style-name="T3">"</text:span><text:span text:style-name="T2">}</text:span></text:p>
          </table:table-cell>
          <table:table-cell table:style-name="ce53"/>
          <table:table-cell table:style-name="ce2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arquivo com extensão incompatíve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2">{ "title": "Fjallraven - Foldsack No. 1 Backpack, Fits 15 Laptopst", "price": 109.95, "description": "Your perfect pack for everyday use and walks in the forest. Stash your laptop (up to 15 inches) in the padded sleeve, your everyday", "image": "https://fakestoreapi.com/img/81fPKd-2AYL._AC_SL1500_.xyz", "category": "Men’s clothing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4"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2">{ "title": "Fjallraven - Foldsack No. 1 Backpack, Fits 15 Laptopst", "price": 109.95, "description": "Your perfect pack for everyday use and walks in the forest. Stash your laptop (up to 15 inches) in the padded sleeve, your everyday", "image": "", "category": "Men’s clothing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1">Deve resultar em código 400</text:span> e aparecer no body do resultado “Imag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14"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número inteiro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2">{ "title": "Fjallraven - Foldsack No. 1 Backpack, Fits 15 Laptopst", "price": 109.95, "description": "Your perfect pack for everyday use and walks in the forest. Stash your laptop (up to 15 inches) in the padded sleeve, your everyday", "image": 1, "category": "Men’s clothing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4">
          <table:table-cell table:style-name="ce22" office:value-type="float" office:value="54" calcext:value-type="float">
            <text:p>5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número decimal. 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2">{ "title": "Fjallraven - Foldsack No. 1 Backpack, Fits 15 Laptopst", "price": 109.95, "description": "Your perfect pack for everyday use and walks in the forest. Stash your laptop (up to 15 inches) in the padded sleeve, your everyday", "image": 1.5, "category": "Men’s clothing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Jewelery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spider t-shirt", "price": 109.95</text:span><text:span text:style-name="T2">, "description": "lorem ipsum set", "image": "spidertshirt.jpg", "category": "Jewelery"</text:span><text:span text:style-name="T3">"</text:span><text:span text:style-name="T2">}</text:span></text:p>
          </table:table-cell>
          <table:table-cell table:style-name="ce53" office:value-type="string" calcext:value-type="string">
            <text:p><text:span text:style-name="T2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Jewelery"</text:span><text:span text:style-name="T3">"</text:span><text:span text:style-name="T2">}</text:span></text:p>
          </table:table-cell>
          <table:table-cell table:style-name="ce2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Electronic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Electronic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Men’s clothing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58" calcext:value-type="float">
            <text:p>5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Women’s clothing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Women’s clothing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59" calcext:value-type="float">
            <text:p>5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vazio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2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Category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Sports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2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Sports"</text:span><text:span text:style-name="T3">"</text:span><text:span text:style-name="T2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mas era pra resultar em bad request pois não existe categoria sports e esse teste era pra dar fail</text:p>
          </table:table-cell>
          <table:table-cell table:number-columns-repeated="1017"/>
        </table:table-row>
        <table:table-row table:style-name="ro11"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Games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Games"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criou o produto normalmente</text:p>
          </table:table-cell>
          <table:table-cell table:number-columns-repeated="1017"/>
        </table:table-row>
        <table:table-row table:style-name="ro12"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número decimal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4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1.5</text:span><text:span text:style-name="T8">"</text:span><text:span text:style-name="T9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criou o produto normalmente</text:p>
          </table:table-cell>
          <table:table-cell table:number-columns-repeated="1017"/>
        </table:table-row>
        <table:table-row table:style-name="ro6"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5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5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informações do produto deletad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0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0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no body do resultado: Cannot DELETE /product/0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null no body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6">
          <table:table-cell table:style-name="ce22" office:value-type="float" office:value="65" calcext:value-type="float">
            <text:p>6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999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999</text:p>
          </table:table-cell>
          <table:table-cell table:style-name="ce22" table:number-columns-repeated="3"/>
          <table:table-cell table:style-name="ce22" office:value-type="string" calcext:value-type="string">
            <text:p><text:span text:style-name="T11">Deve resultar em código 404</text:span> e aparecer no body do resultado: Cannot DELETE /product/999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null no body</text:p>
          </table:table-cell>
          <table:table-cell table:number-columns-repeated="1017"/>
        </table:table-row>
        <table:table-row table:style-name="ro9"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A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a</text:p>
          </table:table-cell>
          <table:table-cell table:style-name="ce22" table:number-columns-repeated="3"/>
          <table:table-cell table:style-name="ce22" office:value-type="string" calcext:value-type="string">
            <text:p><text:span text:style-name="T11">Deve resultar em código 404</text:span> e aparecer no body do resultado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office:value-type="string" calcext:value-type="string">
            <text:p>Reportar</text:p>
          </table:table-cell>
          <table:table-cell table:number-columns-repeated="1016"/>
        </table:table-row>
        <table:table-row table:style-name="ro9"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#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no body do resultado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table:number-columns-repeated="1017"/>
        </table:table-row>
        <table:table-row table:style-name="ro4">
          <table:table-cell table:style-name="ce22" office:value-type="float" office:value="68" calcext:value-type="float">
            <text:p>68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a lista de usuários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a lista de usuári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69" calcext:value-type="float">
            <text:p>69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1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informações sobre usuário de ID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0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0</text:p>
          </table:table-cell>
          <table:table-cell table:style-name="ce22" table:number-columns-repeated="3"/>
          <table:table-cell table:style-name="ce22" office:value-type="string" calcext:value-type="string">
            <text:p><text:span text:style-name="T11">Deve resultar em código 404</text:span> e aparecer a mensagem no body: Cannot GET /user/0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body null</text:p>
          </table:table-cell>
          <table:table-cell table:number-columns-repeated="1017"/>
        </table:table-row>
        <table:table-row table:style-name="ro9">
          <table:table-cell table:style-name="ce22" office:value-type="float" office:value="71" calcext:value-type="float">
            <text:p>71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b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table:number-columns-repeated="1017"/>
        </table:table-row>
        <table:table-row table:style-name="ro6">
          <table:table-cell table:style-name="ce22" office:value-type="float" office:value="72" calcext:value-type="float">
            <text:p>72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9999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9999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user/9999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body null</text:p>
          </table:table-cell>
          <table:table-cell table:number-columns-repeated="1017"/>
        </table:table-row>
        <table:table-row table:style-name="ro9">
          <table:table-cell table:style-name="ce22" office:value-type="float" office:value="73" calcext:value-type="float">
            <text:p>73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1b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1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table:number-columns-repeated="1017"/>
        </table:table-row>
        <table:table-row table:style-name="ro9">
          <table:table-cell table:style-name="ce22" office:value-type="float" office:value="74" calcext:value-type="float">
            <text:p>74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#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8496">
          <table:table-cell table:number-columns-repeated="1029"/>
        </table:table-row>
        <table:table-row table:style-name="ro15" table:number-rows-repeated="3">
          <table:table-cell table:number-columns-repeated="1029"/>
        </table:table-row>
        <table:table-row table:style-name="ro15">
          <table:table-cell table:number-columns-repeated="1029"/>
        </table:table-row>
        <calcext:conditional-formats>
          <calcext:conditional-format calcext:target-range-address="Cenários.K2:Cenários.K76">
            <calcext:condition calcext:apply-style-name="ConditionalStyle_6" calcext:value="=&quot;NOK&quot;" calcext:base-cell-address="Cenários.K2"/>
            <calcext:condition calcext:apply-style-name="ConditionalStyle_5" calcext:value="=&quot;OK&quot;" calcext:base-cell-address="Cenários.K2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4"/>
        <table:table-row table:style-name="ro4" table:number-rows-repeated="2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7" table:number-columns-repeated="2" table:default-cell-style-name="ce24"/>
        <table:table-column table:style-name="co18" table:default-cell-style-name="ce24"/>
        <table:table-column table:style-name="co3" table:number-columns-repeated="1021" table:default-cell-style-name="ce24"/>
        <table:table-row table:style-name="ro4">
          <table:table-cell table:number-columns-repeated="1024"/>
        </table:table-row>
        <table:table-row table:style-name="ro16">
          <table:table-cell table:style-name="ce79" office:value-type="string" calcext:value-type="string" table:number-columns-spanned="3" table:number-rows-spanned="1">
            <text:p>Resultados</text:p>
          </table:table-cell>
          <table:covered-table-cell table:style-name="ce83"/>
          <table:covered-table-cell table:style-name="ce87"/>
          <table:table-cell table:number-columns-repeated="1021"/>
        </table:table-row>
        <table:table-row table:style-name="ro3">
          <table:table-cell table:style-name="ce80" office:value-type="string" calcext:value-type="string">
            <text:p>Total de Cenários</text:p>
          </table:table-cell>
          <table:table-cell table:style-name="ce84" table:formula="of:=COUNTA([$Cenários.B:.B])-1" office:value-type="float" office:value="74" calcext:value-type="float">
            <text:p>74</text:p>
          </table:table-cell>
          <table:table-cell table:style-name="ce8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81" office:value-type="string" calcext:value-type="string">
            <text:p>Cenários OK</text:p>
          </table:table-cell>
          <table:table-cell table:style-name="ce85" table:formula="of:=COUNTIF([$Cenários.K:.K];&quot;OK&quot;)" office:value-type="float" office:value="17" calcext:value-type="float">
            <text:p>17</text:p>
          </table:table-cell>
          <table:table-cell table:style-name="ce99" table:formula="of:=[.B4]/[.B3]" office:value-type="percentage" office:value="0.22972972972973" calcext:value-type="percentage">
            <text:p>22,97%</text:p>
          </table:table-cell>
          <table:table-cell table:number-columns-repeated="1021"/>
        </table:table-row>
        <table:table-row table:style-name="ro3">
          <table:table-cell table:style-name="ce81" office:value-type="string" calcext:value-type="string">
            <text:p>Cenários NOK</text:p>
          </table:table-cell>
          <table:table-cell table:style-name="ce85" table:formula="of:=COUNTIF([$Cenários.K:.K];&quot;NOK&quot;)" office:value-type="float" office:value="56" calcext:value-type="float">
            <text:p>56</text:p>
          </table:table-cell>
          <table:table-cell table:style-name="ce99" table:formula="of:=[.B5]/[.B3]" office:value-type="percentage" office:value="0.756756756756757" calcext:value-type="percentage">
            <text:p>75,68%</text:p>
          </table:table-cell>
          <table:table-cell table:number-columns-repeated="1021"/>
        </table:table-row>
        <table:table-row table:style-name="ro3">
          <table:table-cell table:style-name="ce82" office:value-type="string" calcext:value-type="string">
            <text:p>Cenários não testados</text:p>
          </table:table-cell>
          <table:table-cell table:style-name="ce86" table:formula="of:=[.B3]-[.B4]-[.B5]" office:value-type="float" office:value="1" calcext:value-type="float">
            <text:p>1</text:p>
          </table:table-cell>
          <table:table-cell table:style-name="ce100" table:formula="of:=[.B6]/[.B3]" office:value-type="percentage" office:value="0.0135135135135135" calcext:value-type="percentage">
            <text:p>1,35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L149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21:04:09.4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7-13T22:14:03.155000000</dc:date>
    <meta:generator>LibreOffice/7.6.2.1$Windows_X86_64 LibreOffice_project/56f7684011345957bbf33a7ee678afaf4d2ba333</meta:generator>
    <meta:editing-duration>P5DT6H54M28S</meta:editing-duration>
    <meta:editing-cycles>115</meta:editing-cycles>
    <meta:document-statistic meta:table-count="4" meta:cell-count="745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608cm" svg:y="0.757cm" svg:width="8.462cm" svg:height="6.44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7">
                <text:p>17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